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57" calcext:value-type="float">
            <text:p>31.57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7.2" calcext:value-type="float">
            <text:p>27.20</text:p>
          </table:table-cell>
          <table:table-cell office:value-type="float" office:value="89.9" calcext:value-type="float">
            <text:p>89.90</text:p>
          </table:table-cell>
          <table:table-cell/>
          <table:table-cell table:style-name="ce5" office:value-type="string" calcext:value-type="string">
            <text:p>限制词典带来的损失比预计的小很多，几乎是负损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7.05" calcext:value-type="float">
            <text:p>27.05</text:p>
          </table:table-cell>
          <table:table-cell office:value-type="float" office:value="87.96" calcext:value-type="float">
            <text:p>87.96</text:p>
          </table:table-cell>
          <table:table-cell/>
          <table:table-cell table:style-name="ce5" office:value-type="string" calcext:value-type="string">
            <text:p>不过这也可能是因为这里的data 分割不太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8.18" calcext:value-type="float">
            <text:p>28.1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string" calcext:value-type="string">
            <text:p>果然data量不够多， 而且要保证同分割比较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8.54" calcext:value-type="float">
            <text:p>28.54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64" calcext:value-type="float">
            <text:p>31.64</text:p>
          </table:table-cell>
          <table:table-cell office:value-type="float" office:value="85.6" calcext:value-type="float">
            <text:p>85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9.89" calcext:value-type="float">
            <text:p>29.89</text:p>
          </table:table-cell>
          <table:table-cell office:value-type="float" office:value="89" calcext:value-type="float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2.12" calcext:value-type="float">
            <text:p>22.12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1.37" calcext:value-type="float">
            <text:p>21.37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1.67" calcext:value-type="float">
            <text:p>21.67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00/00/00</text:date>, <text:time style:data-style-name="N2" text:time-value="14:55:25.43358346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09-03T15:11:32.525104110</dc:date>
    <meta:editing-duration>P2DT5H25M1S</meta:editing-duration>
    <meta:editing-cycles>25</meta:editing-cycles>
    <meta:generator>LibreOffice/5.1.6.2$Linux_X86_64 LibreOffice_project/10m0$Build-2</meta:generator>
    <meta:document-statistic meta:table-count="2" meta:cell-count="542" meta:object-count="0"/>
  </office:meta>
</office:document-meta>
</file>